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1" style:family="table">
      <style:table-properties style:width="14.982cm" fo:margin-left="0cm" table:align="left"/>
    </style:style>
    <style:style style:name="Table1.A" style:family="table-column">
      <style:table-column-properties style:column-width="14.982cm"/>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top="0cm" fo:margin-bottom="0cm" loext:contextual-spacing="false"/>
    </style:style>
    <style:style style:name="P2" style:family="paragraph" style:parent-style-name="Normal">
      <style:paragraph-properties fo:margin-top="0cm" fo:margin-bottom="0cm" loext:contextual-spacing="false"/>
      <style:text-properties fo:font-weight="bold" style:font-weight-asian="bold"/>
    </style:style>
    <style:style style:name="P3" style:family="paragraph" style:parent-style-name="Normal">
      <style:paragraph-properties fo:margin-top="0cm" fo:margin-bottom="0cm" loext:contextual-spacing="false" fo:text-align="center" style:justify-single-word="false"/>
      <style:text-properties fo:font-weight="bold" style:font-weight-asian="bold"/>
    </style:style>
    <style:style style:name="P4" style:family="paragraph" style:parent-style-name="Normal">
      <style:paragraph-properties fo:margin-top="0cm" fo:margin-bottom="0cm" loext:contextual-spacing="false" fo:line-height="100%"/>
    </style:style>
    <style:style style:name="P5" style:family="paragraph" style:parent-style-name="Normal">
      <style:paragraph-properties fo:margin-top="0cm" fo:margin-bottom="0cm" loext:contextual-spacing="false" fo:line-height="100%" fo:text-align="center" style:justify-single-word="false"/>
    </style:style>
    <style:style style:name="P6" style:family="paragraph" style:parent-style-name="Normal">
      <style:paragraph-properties fo:margin-left="1.249cm" fo:margin-right="0cm" fo:margin-top="0cm" fo:margin-bottom="0cm" loext:contextual-spacing="false" fo:line-height="100%" fo:text-indent="-1.249cm" style:auto-text-indent="false">
        <style:tab-stops/>
      </style:paragraph-properties>
    </style:style>
    <style:style style:name="P7" style:family="paragraph" style:parent-style-name="Normal" style:master-page-name="MP0">
      <style:paragraph-properties fo:margin-top="0cm" fo:margin-bottom="0cm" loext:contextual-spacing="false" fo:text-align="center" style:justify-single-word="false" style:page-number="auto" fo:break-before="page"/>
      <style:text-properties fo:font-weight="bold" style:font-weight-asian="bold"/>
    </style:style>
    <style:style style:name="P8" style:family="paragraph" style:parent-style-name="Párrafo_20_de_20_lista" style:list-style-name="L1">
      <style:paragraph-properties fo:margin-top="0cm" fo:margin-bottom="0.282cm" loext:contextual-spacing="false" fo:line-height="107%"/>
    </style:style>
    <style:style style:name="T1" style:family="text">
      <style:text-properties officeooo:rsid="000b954b"/>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text:span text:style-name="T1">4</text:span>. Procesador de textos</text:p>
      <text:p text:style-name="P3">Práctica Writer</text:p>
      <text:p text:style-name="P3"/>
      <text:p text:style-name="Normal">Copia el texto del recuadro y realiza los pasos que se enumeran para que el documento tenga el aspecto de U2.PrácticaWriter_EstilosIndicesSolucion.pdf:</text:p>
      <text:list xml:id="list1009881294" text:style-name="L1">
        <text:list-item>
          <text:p text:style-name="P8">Imita la portada que se indica empleando la letra Perpetua de tamaño 28</text:p>
        </text:list-item>
        <text:list-item>
          <text:p text:style-name="P8">Incluye dos saltos de sección para diferenciar el texto a 2 columnas del texto a 1 columna. Es necesario que las columnas tengan una separación de 0.25cm.</text:p>
        </text:list-item>
        <text:list-item>
          <text:p text:style-name="P8">Incluye las dos notas al pie que se indican.</text:p>
        </text:list-item>
        <text:list-item>
          <text:p text:style-name="P8">Incluye las imágenes y la tabla, poniendo las leyendas con los textos y la numeración automática, como Figura y Tabla respectivamente.</text:p>
        </text:list-item>
        <text:list-item>
          <text:p text:style-name="P8">Aplica los estilos siguientes:</text:p>
          <text:list>
            <text:list-item>
              <text:p text:style-name="P8">Estilo Título de color rojo, borde inferior, letra Liberation Serif, centrado y tamaño 26.</text:p>
            </text:list-item>
            <text:list-item>
              <text:p text:style-name="P8">Aplica el estilo Subtítulo al subtítulo.</text:p>
            </text:list-item>
            <text:list-item>
              <text:p text:style-name="P8">Crea el estilo “Primer párrafo” con una separación de 1,5 líneas entre párrafos, letra Lucida Bright, alineación justificada, color gris oscuro, primera letra capital y </text:p>
            </text:list-item>
            <text:list-item>
              <text:p text:style-name="P8">Modifica el estilo “Cuerpo del texto” para que sea Lucida Bright, tamaño 12, justificado y con una separación de 1,5 de párrafo.</text:p>
            </text:list-item>
            <text:list-item>
              <text:p text:style-name="P8">Modifica el estilo “Nota final” para que sea cursiva y tamaño 9pt.</text:p>
            </text:list-item>
          </text:list>
        </text:list-item>
        <text:list-item>
          <text:p text:style-name="P8">Incluye el encabezado con el campo automático de la fecha y el texto.</text:p>
        </text:list-item>
        <text:list-item>
          <text:p text:style-name="P8">Incluye el pie con el número y el campo del número de hojas.</text:p>
        </text:list-item>
        <text:list-item>
          <text:p text:style-name="P8">Crea los 3 índices de manera automática: sumario, índice de tablas y de figuras y comprueba que efectivamente funcionan.</text:p>
        </text:list-item>
      </text:list>
      <text:p text:style-name="Párrafo_20_de_20_lista"/>
      <table:table table:name="Table1" table:style-name="Table1">
        <table:table-column table:style-name="Table1.A"/>
        <table:table-row>
          <table:table-cell table:style-name="Table1.A1" office:value-type="string">
            <text:p text:style-name="P5">Texto</text:p>
          </table:table-cell>
        </table:table-row>
        <table:table-row>
          <table:table-cell table:style-name="Table1.A1" office:value-type="string">
            <text:p text:style-name="P6">Calentamiento global. </text:p>
            <text:p text:style-name="P4">El gran desconocido</text:p>
            <text:p text:style-name="P4">Aunque es uno de los retos más importantes de la humanidad, siempre que hablamos de cambio climático o calentamiento global estalla la polémica. ¿Qué causa en realidad el calentamiento global? ¿Es un proceso natural del planeta? ¿Es un fenómeno provocado por el ser humano?</text:p>
            <text:p text:style-name="P4">Hoy hemos decidido irnos a los datos y, con la ayuda de la NASA, podemos ver las causas con nuestros propios ojos y sacar algunas conclusiones.</text:p>
            <text:p text:style-name="P4">Empecemos por lo básico, ¿De verdad hace más temperatura de lo normal?</text:p>
            <text:p text:style-name="P4"/>
            <text:p text:style-name="P4">La respuesta depende de lo que definamos como normal. Usualmente, los científicos toman como referencia los últimos ciento cincuenta años porque fue entonces cuando empezamos a registrar las temperaturas de forma sistemática. Desde mitad del siglo XIX las temperaturas han ido subiendo progresivamente. </text:p>
            <text:p text:style-name="P4"/>
            <text:p text:style-name="P4">¿Y el Sol?</text:p>
            <text:p text:style-name="P4"><text:soft-page-break/>Hace unos meses explicábamos que el sol, y sus ciclos de actividad, también tenían un impacto muy importante en las temperaturas del planeta. Se habla incluso de que estamos a las puertas de una nueva edad de hielo. Por eso, también es un buen candidato para estar impulsando los cambios globales en las temperaturas. En este caso, sí se puede ver algún efecto, pero demasiado pequeño como para explicar el cambio climático en el que estamos.</text:p>
            <text:p text:style-name="P4">¿Volcanes?</text:p>
            <text:p text:style-name="P4">Descartadas las causas 'astronómicas', ¿Qué tal los volcanes? Sabemos que en 1816 no hubo verano. A una histórica caída de la actividad solar, se le sumó la erupción del monte Tambora en Indonesia. Se dice que fue la erupción más grande en 1300 años y la temperatura mundial cambió de manera inesperada.</text:p>
            <text:p text:style-name="P4"/>
            <text:p text:style-name="P4">¿Es posible que la actividad volcánica (o la falta de esta) sea la que está impulsando el calentamiento? Los datos sugieren que no. No sólo porque la actividad volcánica ha emitido del orden de cien veces menos CO2 a la atmósfera que la industrialización, sino porque el poder disruptivo de los volcanes es a corto plazo y no explica la tendencia sostenida.</text:p>
            <text:p text:style-name="P4">¿Las tres a la vez? ¿Todos los factores naturales a la vez?</text:p>
            <text:p text:style-name="P4">La última posibilidad que nos queda es combinar las tres causas. Tampoco es razonable pensar que sea solo un factor el que impulse un cambio climático de estas dimensiones, ¿qué pasa si agregamos los efectos de los factores naturales de los que hemos hablado? Que no podemos explicar el calentamiento global. Necesitamos algo más.</text:p>
            <text:p text:style-name="P4">¿La deforestación?</text:p>
            <text:p text:style-name="P4">Los seres humanos estamos siendo capaces de hacer una cosa y la contraria. En los últimos años, hay más árboles en la Tierra a la vez que la desertificación avanzaba sin parar. A día de hoy, podemos decir que ya no existen entornos naturales completamente vírgenes. ¿Es posible que estos cambios que hemos provocado en el cambio del uso de la Tierra estén detrás del calentamiento global? Pues no. Según los modelos, tampoco parece que este sea un factor clave.</text:p>
            <text:p text:style-name="P4">¿El ozono?</text:p>
            <text:p text:style-name="P4">El ozono. Este, aunque pueda parecernos sorprendente, sí es un buen candidato. Llevamos décadas escuchando hablar del ozono como el "chico bueno de la ecología" porque, con su capa, nos protege del sol. Pero, aunque es menos conocido, el ozono también tiene un lado oscuro negativo.</text:p>
            <text:p text:style-name="P4">Cuando aparece cerca de la superficie, el ozono es un agente contaminante y puede hacer que aumenten las temperaturas. ¿Puede ser el culpable que buscábamos? Desafortunadamente, los datos tampoco nos dan pie a usarlo como cabeza de turco.</text:p>
            <text:p text:style-name="P4">¿Aerosoles?</text:p>
            <text:p text:style-name="P4">Para que la búsqueda tenga sentido, no sólo hemos de buscar a los culpables: los cómplices y encubridores también cuentan. No todos los gases que lanzamos a la atmósfera hacen subir las temperaturas. Ciertos aerosoles1 (como los aerosoles de sulfatos) pueden enfriar el planeta.</text:p>
            <text:p text:style-name="P4">Aunque los efectos cambian dependiendo de la localización climática, en términos generales, y según los expertos, las emisiones que hacemos de estos aerosoles deben de aparecer en nuestros cálculos. Al fin y al cabo, la reducción de temperatura que producen, puede ayudar a enmascarar al verdadero culpable. ¿Que por qué no los usamos para combatir el cambio climático en sí mismo? Por un pequeño efecto secundario, producen lluvia ácida.2</text:p>
            <text:p text:style-name="P4">¡Los gases de efecto invernadero!</text:p>
            <text:p text:style-name="P4">Ajá. Aquí lo tenemos. Los niveles de CO2 son un 40% más altos que en 1750 y no son los únicos gases invernadero que están creciendo. Las series temporales muestran una correlación muy fuerte entre el aumento de gases invernadero y la subida de las temperaturas. Todo parece indicar que tenemos al culpable.</text:p>
            <text:p text:style-name="P4">Está claro, una vez más, que la principal fuerza impulsora del calentamiento global es la actividad humana. O, al menos, eso es lo que nos dicen los datos. </text:p>
          </table:table-cell>
        </table:table-row>
        <table:table-row>
          <table:table-cell table:style-name="Table1.A1" office:value-type="string">
            <text:p text:style-name="P5">Notas</text:p>
          </table:table-cell>
        </table:table-row>
        <text:soft-page-break/>
        <table:table-row>
          <table:table-cell table:style-name="Table1.A1" office:value-type="string">
            <text:p text:style-name="P4">Líquido que, acumulado a presión en un recipiente, puede lanzarse al exterior esparciéndolo en partículas muy pequeñas.</text:p>
            <text:p text:style-name="P6">Lluvia con ácidos disueltos, principalmente ácido sulfúrico y nítrico, procedentes de combustibles fósiles y de motores de explosión.</text:p>
          </table:table-cell>
        </table:table-row>
      </table:table>
      <text:p text:style-name="Normal"/>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ie_20_de_20_página" style:display-name="Pie de página"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WW_5f_CharLFO1LVL1" style:display-name="WW_CharLFO1LVL1" style:family="text">
      <style:text-properties style:font-name="Arial" fo:font-family="Arial" style:font-family-generic="swiss" style:font-pitch="variable"/>
    </style:style>
    <style:style style:name="WW_5f_CharLFO1LVL2" style:display-name="WW_CharLFO1LVL2" style:family="text">
      <style:text-properties style:font-name="Arial" fo:font-family="Arial" style:font-family-generic="swiss" style:font-pitch="variable"/>
    </style:style>
    <style:style style:name="WW_5f_CharLFO1LVL3" style:display-name="WW_CharLFO1LVL3" style:family="text">
      <style:text-properties style:font-name="Arial" fo:font-family="Arial" style:font-family-generic="swiss" style:font-pitch="variable"/>
    </style:style>
    <style:style style:name="WW_5f_CharLFO1LVL4" style:display-name="WW_CharLFO1LVL4" style:family="text">
      <style:text-properties style:font-name="Arial" fo:font-family="Arial" style:font-family-generic="swiss" style:font-pitch="variable"/>
    </style:style>
    <style:style style:name="WW_5f_CharLFO1LVL5" style:display-name="WW_CharLFO1LVL5" style:family="text">
      <style:text-properties style:font-name="Arial" fo:font-family="Arial" style:font-family-generic="swiss" style:font-pitch="variable"/>
    </style:style>
    <style:style style:name="WW_5f_CharLFO1LVL6" style:display-name="WW_CharLFO1LVL6" style:family="text">
      <style:text-properties style:font-name="Arial" fo:font-family="Arial" style:font-family-generic="swiss" style:font-pitch="variable"/>
    </style:style>
    <style:style style:name="WW_5f_CharLFO1LVL7" style:display-name="WW_CharLFO1LVL7" style:family="text">
      <style:text-properties style:font-name="Arial" fo:font-family="Arial" style:font-family-generic="swiss" style:font-pitch="variable"/>
    </style:style>
    <style:style style:name="WW_5f_CharLFO1LVL8" style:display-name="WW_CharLFO1LVL8" style:family="text">
      <style:text-properties style:font-name="Arial" fo:font-family="Arial" style:font-family-generic="swiss" style:font-pitch="variable"/>
    </style:style>
    <style:style style:name="WW_5f_CharLFO1LVL9" style:display-name="WW_CharLFO1LVL9" style:family="text">
      <style:text-properties style:font-name="Arial" fo:font-family="Arial" style:font-family-generic="swiss" style:font-pitch="variabl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SMR</text:p>
        <text:p text:style-name="MP1">Aplicaciones Ofimátic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initial-creator>Cibeles</meta:initial-creator>
    <meta:creation-date>2016-10-19T11:44:00Z</meta:creation-date>
    <dc:date>2018-01-23T11:11:19.449377398</dc:date>
    <meta:print-date>2016-09-14T09:18:00Z</meta:print-date>
    <meta:editing-cycles>3</meta:editing-cycles>
    <meta:editing-duration>PT1M29S</meta:editing-duration>
    <meta:document-statistic meta:table-count="1" meta:image-count="0" meta:object-count="0" meta:page-count="3" meta:paragraph-count="46" meta:word-count="1036" meta:character-count="6252" meta:non-whitespace-character-count="5271"/>
    <meta:template xlink:type="simple" xlink:actuate="onRequest" xlink:title="" xlink:href="Normal.dotm"/>
  </office:meta>
</office:document-meta>
</file>